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d256" officeooo:paragraph-rsid="000fd256"/>
    </style:style>
    <style:style style:name="P2" style:family="paragraph" style:parent-style-name="Standard">
      <style:text-properties officeooo:rsid="000fd256" officeooo:paragraph-rsid="0017b572"/>
    </style:style>
    <style:style style:name="P3" style:family="paragraph" style:parent-style-name="Standard">
      <style:text-properties officeooo:rsid="001c9f05" officeooo:paragraph-rsid="001c9f05"/>
    </style:style>
    <style:style style:name="P4" style:family="paragraph" style:parent-style-name="Standard">
      <style:text-properties officeooo:rsid="001ebafd" officeooo:paragraph-rsid="001ebafd"/>
    </style:style>
    <style:style style:name="P5" style:family="paragraph" style:parent-style-name="Standard">
      <style:text-properties officeooo:rsid="001ff542" officeooo:paragraph-rsid="001ff542"/>
    </style:style>
    <style:style style:name="P6" style:family="paragraph" style:parent-style-name="Standard">
      <style:text-properties officeooo:rsid="0025507a" officeooo:paragraph-rsid="0025507a"/>
    </style:style>
    <style:style style:name="P7" style:family="paragraph" style:parent-style-name="Text_20_body">
      <style:text-properties officeooo:rsid="0019105d" officeooo:paragraph-rsid="0019105d"/>
    </style:style>
    <style:style style:name="P8" style:family="paragraph" style:parent-style-name="Text_20_body">
      <style:text-properties officeooo:rsid="00244164" officeooo:paragraph-rsid="00244164"/>
    </style:style>
    <style:style style:name="P9" style:family="paragraph" style:parent-style-name="Text_20_body">
      <style:text-properties officeooo:rsid="00244164" officeooo:paragraph-rsid="0025507a"/>
    </style:style>
    <style:style style:name="P10" style:family="paragraph" style:parent-style-name="Text_20_body">
      <style:text-properties officeooo:rsid="0025507a" officeooo:paragraph-rsid="0025507a" fo:background-color="#fff200"/>
    </style:style>
    <style:style style:name="P11" style:family="paragraph" style:parent-style-name="Header">
      <style:paragraph-properties fo:text-align="center" style:justify-single-word="false"/>
      <style:text-properties officeooo:paragraph-rsid="000fd256"/>
    </style:style>
    <style:style style:name="P12" style:family="paragraph" style:parent-style-name="Heading_20_2">
      <style:text-properties officeooo:paragraph-rsid="00244164"/>
    </style:style>
    <style:style style:name="P13" style:family="paragraph" style:parent-style-name="Standard" style:list-style-name="L1">
      <style:text-properties officeooo:rsid="001ff542" officeooo:paragraph-rsid="001ff542"/>
    </style:style>
    <style:style style:name="P14" style:family="paragraph" style:parent-style-name="Standard" style:list-style-name="L2">
      <style:text-properties officeooo:rsid="001ff542" officeooo:paragraph-rsid="001ff542"/>
    </style:style>
    <style:style style:name="T1" style:family="text">
      <style:text-properties officeooo:rsid="001c19fe"/>
    </style:style>
    <style:style style:name="T2" style:family="text">
      <style:text-properties officeooo:rsid="001c9f05"/>
    </style:style>
    <style:style style:name="T3" style:family="text">
      <style:text-properties officeooo:rsid="001dbcf1"/>
    </style:style>
    <style:style style:name="T4" style:family="text">
      <style:text-properties officeooo:rsid="002258d2"/>
    </style:style>
    <style:style style:name="T5" style:family="text">
      <style:text-properties officeooo:rsid="00244164"/>
    </style:style>
    <style:style style:name="T6" style:family="text">
      <style:text-properties officeooo:rsid="0025507a"/>
    </style:style>
    <style:style style:name="T7" style:family="text">
      <style:text-properties officeooo:rsid="0027b985"/>
    </style:style>
    <style:style style:name="T8" style:family="text">
      <style:text-properties style:font-name="Ubuntu1" fo:font-size="18.2000007629395pt" fo:font-weight="bold" officeooo:rsid="001c19fe" style:font-name-asian="DejaVu Sans" style:font-size-asian="18.2000007629395pt" style:font-weight-asian="bold" style:font-name-complex="Lohit Hindi" style:font-size-complex="18.2000007629395pt" style:font-weight-complex="bold"/>
    </style:style>
    <style:style style:name="T9" style:family="text">
      <style:text-properties officeooo:rsid="000fd256"/>
    </style:style>
    <style:style style:name="T10" style:family="text">
      <style:text-properties style:font-name="Ubuntu" officeooo:rsid="001c19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P<text:span text:style-name="T8">4</text:span> — <text:span text:style-name="T1">JavaScript</text:span></text:h>
      <text:p text:style-name="P1"/>
      <text:p text:style-name="P1">L’objectif de ce TP est de se familiariser avec certaines technique<text:span text:style-name="T1">s de javaScript</text:span> et de <text:span text:style-name="T1">les</text:span> mettre en œuvre, <text:span text:style-name="T1">en particulier le gestionnaire d’événement et la manipulation du DOM.</text:span></text:p>
      <text:p text:style-name="P1"/>
      <text:p text:style-name="P3">Vous pouvez reprendre la page réalisé au TP 1 où <text:span text:style-name="T3">utiliser ce projet.</text:span></text:p>
      <text:p text:style-name="P2"/>
      <text:h text:style-name="P12" text:outline-level="2">Partie <text:span text:style-name="T5">1</text:span> — <text:span text:style-name="T5">Changement d’affichage</text:span></text:h>
      <text:p text:style-name="P8">Au dessus de la liste des produits, vous avez deux liens : «list» et «grid». </text:p>
      <text:p text:style-name="P9">Faite en sorte que lorsque l’on clique sur l’un deux l’affichage des blocs sur trois colonnes passe en ligne avec la photo à côté du prix. <text:span text:style-name="T6">Cela se fait en ajoutant ou en retirant la classe «list» dans le div de classe «products».</text:span></text:p>
      <text:h text:style-name="Heading_20_2" text:outline-level="2">Partie <text:span text:style-name="T5">2</text:span> — <text:span text:style-name="T2">Commentaires</text:span></text:h>
      <text:p text:style-name="P4">Sur la gauche de la page, le formulaire comporte un champs de texte, une zone de texte et un bouton.</text:p>
      <text:p text:style-name="P4"/>
      <text:p text:style-name="P4">Faite en sorte, que lorsque l’on clique sur le bouton, le nom et le commentaire apparaisse au dessus. Les champs du formulaire doivent alors être vidé pour que l’on puisse saisir de nouveau un commentaire.</text:p>
      <text:h text:style-name="Heading_20_2" text:outline-level="2">Partie <text:span text:style-name="T5">3</text:span> — <text:span text:style-name="T2">Panier</text:span></text:h>
      <text:p text:style-name="P5">Sur chaque produit de la liste, il y a un bouton «ajouter au panier». Faites en sorte que lorsque l’on clique dessus :</text:p>
      <text:p text:style-name="P5"/>
      <text:list xml:id="list1972376218" text:style-name="L1">
        <text:list-item>
          <text:p text:style-name="P13">Le numéro en haut à droite au dessus du panier s’incrémente.</text:p>
        </text:list-item>
        <text:list-item>
          <text:p text:style-name="P13">Un mini panier sur la gauche se mette à jour.</text:p>
        </text:list-item>
      </text:list>
      <text:p text:style-name="P5"/>
      <text:p text:style-name="P5">Le script que vous écrivez doit permettre au minimum :</text:p>
      <text:p text:style-name="P5"/>
      <text:list xml:id="list460451153" text:style-name="L2">
        <text:list-item>
          <text:p text:style-name="P14">lors d’une action sur le produit de l’ajouter dans le panier avec son prix.</text:p>
        </text:list-item>
        <text:list-item>
          <text:p text:style-name="P14">l’ajouter plusieurs produits</text:p>
        </text:list-item>
        <text:list-item>
          <text:p text:style-name="P14">de pouvoir retirer des produits du panier</text:p>
        </text:list-item>
        <text:list-item>
          <text:p text:style-name="P14">de gérer les quantités</text:p>
        </text:list-item>
        <text:list-item>
          <text:p text:style-name="P14"><text:span text:style-name="T4">de </text:span>calculer <text:span text:style-name="T4">et afficher </text:span>le total du panier</text:p>
        </text:list-item>
      </text:list>
      <text:p text:style-name="P6"/>
      <text:h text:style-name="Heading_20_2" text:outline-level="2">Bonus — Finalisation</text:h>
      <text:p text:style-name="P7">Finalisez la page : <text:span text:style-name="T2">animation de mise au panier, filtre dynamique sur les produits…</text:span></text:p>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Norm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Gras" style:font-pitch="variable"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Gra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0fd256"/>
    </style:style>
    <style:style style:name="MT1" style:family="text">
      <style:text-properties officeooo:rsid="000fd256"/>
    </style:style>
    <style:style style:name="MT2" style:family="text">
      <style:text-properties style:font-name="Ubuntu" officeooo:rsid="001c19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P</text:span><text:span text:style-name="MT2">4</text:span><text:span text:style-name="MT1"> JavaScript — Interface Homme Machine</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Nathanaël Martel</meta:initial-creator>
    <meta:creation-date>2013-09-19T10:37:10</meta:creation-date>
    <meta:generator>LibreOffice/6.3.4.2$Linux_X86_64 LibreOffice_project/30$Build-2</meta:generator>
    <dc:date>2020-02-09T23:58:21.353532682</dc:date>
    <meta:editing-duration>PT3H49M3S</meta:editing-duration>
    <meta:editing-cycles>15</meta:editing-cycles>
    <meta:document-statistic meta:table-count="0" meta:image-count="0" meta:object-count="0" meta:page-count="1" meta:paragraph-count="22" meta:word-count="285" meta:character-count="1582" meta:non-whitespace-character-count="1319"/>
  </office:meta>
</office:document-meta>
</file>